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rsid="0056c271" officeooo:paragraph-rsid="0056c271"/>
    </style:style>
    <style:style style:name="P6" style:family="paragraph" style:parent-style-name="Text_20_body">
      <style:text-properties officeooo:paragraph-rsid="0056c271"/>
    </style:style>
    <style:style style:name="P7" style:family="paragraph" style:parent-style-name="DocHeading1">
      <style:text-properties officeooo:rsid="0056c271" officeooo:paragraph-rsid="0056c271"/>
    </style:style>
    <style:style style:name="P8" style:family="paragraph" style:parent-style-name="DocHeading1">
      <style:text-properties officeooo:paragraph-rsid="005769cd"/>
    </style:style>
    <style:style style:name="P9" style:family="paragraph" style:parent-style-name="DocText" style:list-style-name="L1">
      <style:text-properties officeooo:paragraph-rsid="0057a8ba"/>
    </style:style>
    <style:style style:name="P10" style:family="paragraph" style:parent-style-name="DocText" style:list-style-name="L2"/>
    <style:style style:name="P11" style:family="paragraph" style:parent-style-name="DocText" style:list-style-name="L3"/>
    <style:style style:name="P12" style:family="paragraph" style:parent-style-name="DocText" style:list-style-name="L4"/>
    <style:style style:name="P13" style:family="paragraph" style:parent-style-name="DocText">
      <style:text-properties officeooo:paragraph-rsid="0057a8ba"/>
    </style:style>
    <style:style style:name="P14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6c271"/>
    </style:style>
    <style:style style:name="T4" style:family="text">
      <style:text-properties officeooo:rsid="005769cd"/>
    </style:style>
    <style:style style:name="T5" style:family="text">
      <style:text-properties officeooo:rsid="0057a8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14"><text:title>Program Concepts</text:title></text:p>
      <text:h text:style-name="P7" text:outline-level="1">Introduction</text:h>
      <text:p text:style-name="P5">There are several major types of information.</text:p>
      <text:h text:style-name="P7" text:outline-level="1">Forces</text:h>
      <text:p text:style-name="P5"/>
      <text:h text:style-name="P7" text:outline-level="1">Sea Environments</text:h>
      <text:p text:style-name="P5"/>
      <text:h text:style-name="P7" text:outline-level="1">Bodies</text:h>
      <text:p text:style-name="P5"/>
      <text:p text:style-name="P5"/>
      <text:h text:style-name="P7" text:outline-level="1">Outputs</text:h>
      <text:p text:style-name="P6"><text:span text:style-name="T3"/></text:p>
      <text:p text:style-name="P6"><text:span text:style-name="T3"/></text:p>
      <text:h text:style-name="P8" text:outline-level="1"><text:span text:style-name="T4">Program Documentation</text:span></text:h>
      <text:p text:style-name="DocText"><text:span text:style-name="T5">There are three main documentation manuals. <text:s/>Each with their own style and purpose. <text:s/>And there is also common documentation that gets included in all three manuals. <text:s/></text:span></text:p>
      <text:list xml:id="list947685422" text:style-name="L1">
        <text:list-item>
          <text:p text:style-name="P9"><text:span text:style-name="T5">Developer manual</text:span></text:p>
        </text:list-item>
        <text:list-item>
          <text:p text:style-name="P9"><text:span text:style-name="T5">Theory manual</text:span></text:p>
        </text:list-item>
        <text:list-item>
          <text:p text:style-name="P9"><text:span text:style-name="T5">User manual</text:span></text:p>
        </text:list-item>
      </text:list>
      <text:h text:style-name="DocHeading2" text:outline-level="2"><text:soft-page-break/><text:span text:style-name="T5">Developer Manual</text:span></text:h>
      <text:p text:style-name="DocText"><text:span text:style-name="T5">The developer manual contains all the details of the software coding itself. <text:s/>Beyond the code API, the developer documentation also includes anything the developers need to know for enhancing the code and adding to the OpenSEA project (specifically adding to source code). <text:s/>For example, the whole section on how to create project documentation is in the Developer Documentation.</text:span></text:p>
      <text:h text:style-name="DocHeading2" text:outline-level="2"><text:span text:style-name="T5">Theory Manual</text:span></text:h>
      <text:p text:style-name="DocText"><text:span text:style-name="T5">The theory manual explains the math and science behind the OpenSEA project. <text:s/></text:span></text:p>
      <text:list xml:id="list663732281" text:style-name="L2">
        <text:list-item>
          <text:p text:style-name="P10"><text:span text:style-name="T5">The equations behind the program</text:span></text:p>
        </text:list-item>
        <text:list-item>
          <text:p text:style-name="P10"><text:span text:style-name="T5">More styled like a scientific paper</text:span></text:p>
        </text:list-item>
      </text:list>
      <text:p text:style-name="DocText"><text:span text:style-name="T5">It does not reproduce an entire education on naval architecture and seakeeping theory. <text:s/>But within the science of seakeeping, there are many approaches and methods. <text:s/>The theory documentation should explicitly detail out the following things:</text:span></text:p>
      <text:list xml:id="list2091430858" text:style-name="L3">
        <text:list-item>
          <text:p text:style-name="P11"><text:span text:style-name="T5">Exactly what the equations were.</text:span></text:p>
        </text:list-item>
        <text:list-item>
          <text:p text:style-name="P11"><text:span text:style-name="T5">Exactly what methods were used.</text:span></text:p>
        </text:list-item>
        <text:list-item>
          <text:p text:style-name="P11"><text:span text:style-name="T5">Exactly what assumptions were made.</text:span></text:p>
        </text:list-item>
        <text:list-item>
          <text:p text:style-name="P11"><text:span text:style-name="T5">Exactly what simplifications were made.</text:span></text:p>
        </text:list-item>
      </text:list>
      <text:h text:style-name="DocHeading2" text:outline-level="2"><text:span text:style-name="T5">User Manual</text:span></text:h>
      <text:p text:style-name="DocText"><text:span text:style-name="T5">The user manual handles the nuts and bolts of how to actually operate the program. <text:s/>What command to enter for each step.</text:span></text:p>
      <text:list xml:id="list1669031663" text:style-name="L4">
        <text:list-item>
          <text:p text:style-name="P12"><text:span text:style-name="T5">The instructions for operating the programs</text:span></text:p>
        </text:list-item>
        <text:list-item>
          <text:p text:style-name="P12"><text:span text:style-name="T5">Styled like a classic help file. <text:s/>Practical and simple</text:span></text:p>
        </text:list-item>
      </text:list>
      <text:p text:style-name="P13"><text:span text:style-name="T5">The user documentation covers all the operational instructions. <text:s/>This is where you find the general process of how to operate the program. <text:s/>It explains the concepts and how the data is organized. <text:s/>It goes down to the practical details. <text:s/>Even simple things like: <text:s/>what units are the inputs given in? <text:s/>It also includes general concepts. <text:s/></text:span></text:p>
      <text:p text:style-name="P13"><text:span text:style-name="T5">Example: <text:s/>explain what a body is within the program. <text:s/></text:span></text:p>
      <text:p text:style-name="P13"><text:span text:style-name="T5">Finally, the user manual includes any tutorials and worked examp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040_concepts.odt</text:file-name></text:span><text:tab/> <text:a xlink:type="simple" xlink:href="http://www.dmsonline.us/"><text:span text:style-name="MT1">www.dmsonline.us</text:span></text:a><text:tab/>Page <text:page-number text:select-page="current">2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04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1T15:45:25</meta:creation-date>
    <meta:editing-cycles>6</meta:editing-cycles>
    <meta:editing-duration>PT21M3S</meta:editing-duration>
    <dc:description>Discusses general concepts for the program.</dc:description>
    <dc:subject>U04-0040</dc:subject>
    <dc:title>Program Concepts</dc:title>
    <dc:date>2014-04-21T16:53:22</dc:date>
    <meta:document-statistic meta:table-count="0" meta:image-count="0" meta:object-count="0" meta:page-count="2" meta:paragraph-count="34" meta:word-count="327" meta:character-count="2087" meta:non-whitespace-character-count="1779"/>
    <meta:user-defined meta:name="Info 1"/>
    <meta:user-defined meta:name="Info 2"/>
    <meta:user-defined meta:name="Info 3"/>
    <meta:user-defined meta:name="Info 4"/>
  </office:meta>
</office:document-meta>
</file>